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font-size="10pt" style:font-size-asian="10pt" style:font-size-complex="10pt"/>
    </style:style>
    <style:style style:name="T18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style:text-underline-style="none" officeooo:rsid="0673d7fc"/>
    </style:style>
    <style:style style:name="T19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191" style:family="text">
      <style:text-properties style:text-line-through-style="none" style:text-line-through-type="none" style:font-name="Liberation Sans" style:text-underline-style="none" officeooo:rsid="0b0f3a36"/>
    </style:style>
    <style:style style:name="T192" style:family="text">
      <style:text-properties style:text-line-through-style="none" style:text-line-through-type="none" style:text-underline-style="none" officeooo:rsid="0673d7fc"/>
    </style:style>
    <style:style style:name="T193" style:family="text">
      <style:text-properties style:text-line-through-style="none" style:text-line-through-type="none" style:text-underline-style="none" officeooo:rsid="0673d7fc" style:font-name-asian="OpenSymbol"/>
    </style:style>
    <style:style style:name="T194" style:family="text">
      <style:text-properties fo:language="en" fo:country="GB"/>
    </style:style>
    <style:style style:name="T195" style:family="text">
      <style:text-properties fo:language="en" fo:country="GB" style:text-underline-style="none"/>
    </style:style>
    <style:style style:name="T196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9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0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02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03" style:family="text">
      <style:text-properties fo:language="en" fo:country="GB" officeooo:rsid="10d28a1c"/>
    </style:style>
    <style:style style:name="T204" style:family="text">
      <style:text-properties fo:language="en" fo:country="GB" officeooo:rsid="10b6b930"/>
    </style:style>
    <style:style style:name="T205" style:family="text">
      <style:text-properties fo:language="en" fo:country="GB" officeooo:rsid="10a19599"/>
    </style:style>
    <style:style style:name="T206" style:family="text">
      <style:text-properties officeooo:rsid="102b859b"/>
    </style:style>
    <style:style style:name="T207" style:family="text">
      <style:text-properties officeooo:rsid="1035cc54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officeooo:rsid="10b6b930"/>
    </style:style>
    <style:style style:name="T225" style:family="text">
      <style:text-properties officeooo:rsid="10d28a1c"/>
    </style:style>
    <style:style style:name="T226" style:family="text">
      <style:text-properties officeooo:rsid="10eaa619"/>
    </style:style>
    <style:style style:name="T227" style:family="text">
      <style:text-properties style:font-size-asian="11pt" style:font-size-complex="11pt"/>
    </style:style>
    <style:style style:name="T228" style:family="text">
      <style:text-properties officeooo:rsid="103b85c2"/>
    </style:style>
    <style:style style:name="T229" style:family="text">
      <style:text-properties officeooo:rsid="10d41620"/>
    </style:style>
    <style:style style:name="T230" style:family="text">
      <style:text-properties officeooo:rsid="10d6f80d"/>
    </style:style>
    <style:style style:name="T231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00"><text:span text:style-name="T149">Checklist for installing </text:span><text:span text:style-name="T149"><text:user-field-get text:name="Distro">Debian</text:user-field-get></text:span><text:span text:style-name="T150"><text:s/></text:span><text:span text:style-name="T154">Desktop</text:span><text:span text:style-name="T153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196">&lt;</text:span><text:span text:style-name="T197">user</text:span><text:span text:style-name="T196">&gt;</text:span><text:span text:style-name="T162"><text:tab/></text:span><text:span text:style-name="T161"> <text:tab/><text:tab/><text:tab/><text:tab/> </text:span><text:span text:style-name="T163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3"><text:tab/></text:span><text:span text:style-name="T164">e.</text:span><text:span text:style-name="T165">g.</text:span><text:span text:style-name="T159"> </text:span><text:span text:style-name="T160">Karel Zimmer</text:span></text:p>
      <text:p text:style-name="P87"><text:span text:style-name="T178">&lt;</text:span><text:span text:style-name="T179">user</text:span><text:span text:style-name="T17">na</text:span><text:span text:style-name="T18">me&gt;</text:span><text:span text:style-name="T156"><text:tab/><text:tab/><text:tab/> </text:span><text:span text:style-name="T156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6"><text:tab/></text:span><text:span text:style-name="T157">e.</text:span><text:span text:style-name="T158">g.</text:span><text:span text:style-name="T4"> </text:span><text:span text:style-name="T140">karel</text:span></text:p>
      <text:p text:style-name="Standard"><text:span text:style-name="T17">&lt;</text:span><text:span text:style-name="T19">computername</text:span><text:span text:style-name="T18">&gt;</text:span><text:span text:style-name="T167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68"> </text:span><text:span text:style-name="T170">pc0</text:span><text:span text:style-name="T171">1</text:span></text:p>
      <text:p text:style-name="P52"><text:span text:style-name="T172">&lt;</text:span><text:span text:style-name="T175">user</text:span><text:span text:style-name="T172">&gt;</text:span><text:span text:style-name="T169"><text:tab/><text:tab/></text:span><text:span text:style-name="T161"> <text:tab/><text:tab/><text:tab/> </text:span><text:span text:style-name="T163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3"><text:tab/></text:span><text:span text:style-name="T166">any additional users</text:span></text:p>
      <text:p text:style-name="P87"><text:span text:style-name="T172">&lt;</text:span><text:span text:style-name="T175">user</text:span><text:span text:style-name="T176">n</text:span><text:span text:style-name="T173">a</text:span><text:span text:style-name="T174">me&gt;</text:span><text:span text:style-name="T172"><text:tab/><text:tab/><text:tab/> </text:span><text:span text:style-name="T172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72"><text:tab/></text:span><text:span text:style-name="T177">any additional users</text:span></text:p>
      <text:p text:style-name="P86"><text:span text:style-name="T226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5">Not yet on Linux?</text:span></text:span><text:span text:style-name="T132"><text:tab/></text:span><text:span text:style-name="T136">Use</text:span><text:span text:style-name="T133"> </text:span><text:span text:style-name="Strong_20_Emphasis"><text:span text:style-name="T137">Checklist </text:span></text:span><text:span text:style-name="Strong_20_Emphasis"><text:span text:style-name="T138">transfer</text:span></text:span><text:span text:style-name="T133"> o</text:span><text:span text:style-name="T135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.</text:span></text:p>
      <text:p text:style-name="P42"><text:span text:style-name="Strong_20_Emphasis"><text:span text:style-name="T192">New installation?</text:span></text:span><text:span text:style-name="T189"><text:tab/><text:tab/></text:span><text:span text:style-name="T190">Start at chapter </text:span><text:span text:style-name="Strong_20_Emphasis"><text:span text:style-name="T193"><text:bookmark-ref text:reference-format="page" text:ref-name="__RefNumPara__4009_12717081281">2</text:bookmark-ref></text:span></text:span><text:span text:style-name="Strong_20_Emphasis"><text:span text:style-name="T193"><text:s text:c="2"/></text:span></text:span><text:span text:style-name="Strong_20_Emphasis"><text:span text:style-name="T193"><text:bookmark-ref text:reference-format="text" text:ref-name="__RefNumPara__4009_12717081281">Perform installation</text:bookmark-ref></text:span></text:span><text:span text:style-name="T191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198">&lt;</text:span><text:span text:style-name="T199">user</text:span><text:span text:style-name="T198">&gt;</text:span><text:span text:style-name="T14"><text:note text:id="ftn2" text:note-class="footnote"><text:note-citation>1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2</text:note-citation><text:note-body><text:p text:style-name="P41">Press the Super (Windows/command/magnifier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39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1">Boot the computer from</text:span><text:span text:style-name="T143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1"> an </text:span><text:span text:style-name="T125"><text:user-field-get text:name="Distro">Debian</text:user-field-get></text:span><text:span text:style-name="T126"><text:s/></text:span><text:span text:style-name="T131">Desktop</text:span><text:span text:style-name="T129"> </text:span><text:span text:style-name="T142">Live</text:span><text:span text:style-name="T73"><text:note text:id="ftn5" text:note-class="footnote"><text:note-citation>2</text:note-citation><text:note-body><text:p text:style-name="P2"><text:span text:style-name="T180">From a Live USB stick you can boot and work with </text:span><text:span text:style-name="T148"><text:user-field-get text:name="Distro">Debian</text:user-field-get></text:span><text:span text:style-name="T148"><text:s/></text:span><text:span text:style-name="T180">without modifying any files on the hard drive and also allows installation of </text:span><text:span text:style-name="T148"><text:user-field-get text:name="Distro">Debian</text:user-field-get></text:span><text:span text:style-name="T148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81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82">karelzimmer.nl/en</text:span></text:a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2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27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10">Follow the installation screens and complete them.</text:span></text:span><text:span text:style-name="T219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07">At</text:span> <text:span text:style-name="Strong_20_Emphasis">Regio</text:span><text:span text:style-name="Strong_20_Emphasis"><text:span text:style-name="T228">n</text:span></text:span> <text:span text:style-name="T207">choose</text:span> <text:span text:style-name="Strong_20_Emphasis">Europ</text:span><text:span text:style-name="Strong_20_Emphasis"><text:span text:style-name="T207">e</text:span></text:span> <text:span text:style-name="T225">and click </text:span><text:span text:style-name="Strong_20_Emphasis"><text:span text:style-name="T225">Next</text:span>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24">At</text:span> <text:span text:style-name="Strong_20_Emphasis"><text:span text:style-name="T224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04">Choose</text:span><text:span text:style-name="T194"> </text:span><text:span text:style-name="Strong_20_Emphasis"><text:span text:style-name="T194">English (US)</text:span></text:span><text:span text:style-name="T194"> </text:span><text:span text:style-name="T204">a</text:span><text:span text:style-name="T205">n</text:span><text:span text:style-name="T204">d</text:span><text:span text:style-name="T205"> </text:span><text:span text:style-name="Strong_20_Emphasis"><text:span text:style-name="T205">English (US, intl., with dead keys)</text:span></text:span><text:span text:style-name="T205">, </text:span><text:span text:style-name="T203">and click </text:span><text:span text:style-name="Strong_20_Emphasis"><text:span text:style-name="T203">Next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29">Par</text:span></text:span><text:span text:style-name="Strong_20_Emphasis">ti</text:span><text:span text:style-name="Strong_20_Emphasis"><text:span text:style-name="T229">ti</text:span></text:span><text:span text:style-name="Strong_20_Emphasis">on</text:span><text:span text:style-name="Strong_20_Emphasis"><text:span text:style-name="T229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07">Select the appropriate options and click </text:span><text:span text:style-name="Strong_20_Emphasis"><text:span text:style-name="T225">Next</text:span>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00">&lt;</text:span><text:span text:style-name="T201">user</text:span><text:span text:style-name="T200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00">&lt;</text:span><text:span text:style-name="T201">user</text:span><text:span text:style-name="T202">name</text:span><text:span text:style-name="T200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30">n</text:span></text:span><text:span text:style-name="Strong_20_Emphasis">ow</text:span> is checked and click <text:span text:style-name="Strong_20_Emphasis"><text:span text:style-name="T231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00">&lt;</text:span><text:span text:style-name="T201">user</text:span><text:span text:style-name="T200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4">Press the Super (Windows/command/magnifier) key or click in the upper left corner.</text:span><text:span text:style-name="T144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83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00">&lt;</text:span><text:span text:style-name="T201">user</text:span><text:span text:style-name="T200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23">Follow the welcome screens.</text:span><text:span text:style-name="T220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85">Written</text:span><text:span text:style-name="T184"> </text:span><text:span text:style-name="T185">by</text:span><text:span text:style-name="T184"> </text:span><text:a xlink:type="simple" xlink:href="mailto:info@karelzimmer.nl?subject=Checklist%20installation%20Linux" text:style-name="Internet_20_link" text:visited-style-name="Visited_20_Internet_20_Link"><text:span text:style-name="T195">Karel Zimmer</text:span></text:a><text:span text:style-name="T186">.</text:span></text:p>
      <text:p text:style-name="P56"><text:span text:style-name="T208">License </text:span><text:span text:style-name="T187">C</text:span><text:span text:style-name="T188">C0</text:span><text:span text:style-name="T186"> 1.0</text:span><text:span text:style-name="T209"> </text:span><text:span text:style-name="T20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9"><text:s/></text:span><text:span text:style-name="T20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7-21T11:28:57.569571216">21/07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28:57.439117500</dc:date>
    <meta:keyword>Installatie</meta:keyword>
    <meta:keyword>Checklist</meta:keyword>
    <meta:keyword>Linux</meta:keyword>
    <meta:editing-cycles>7080</meta:editing-cycles>
    <meta:editing-duration>P12DT13H32M28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1" meta:word-count="537" meta:character-count="3319" meta:non-whitespace-character-count="2826"/>
    <meta:user-defined meta:name="Info 1"/>
    <meta:user-defined meta:name="Info 2"/>
    <meta:user-defined meta:name="Info 3"/>
    <meta:user-defined meta:name="Info 4"/>
  </office:meta>
</office:document-meta>
</file>